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70f5"/>
    </style:style>
    <style:style style:name="P2" style:family="paragraph" style:parent-style-name="Text_20_body">
      <style:text-properties officeooo:rsid="000170f5" officeooo:paragraph-rsid="000170f5"/>
    </style:style>
    <style:style style:name="P3" style:family="paragraph" style:parent-style-name="Text_20_body">
      <style:text-properties officeooo:rsid="0002584b" officeooo:paragraph-rsid="0002584b"/>
    </style:style>
    <style:style style:name="P4" style:family="paragraph" style:parent-style-name="Text_20_body">
      <style:text-properties officeooo:rsid="0006e645" officeooo:paragraph-rsid="0006e645"/>
    </style:style>
    <style:style style:name="P5" style:family="paragraph" style:parent-style-name="Text_20_body">
      <style:text-properties style:text-underline-style="none" officeooo:rsid="0006e645" officeooo:paragraph-rsid="0006e645"/>
    </style:style>
    <style:style style:name="P6" style:family="paragraph" style:parent-style-name="Text_20_body">
      <style:text-properties officeooo:rsid="000718cf" officeooo:paragraph-rsid="000718cf"/>
    </style:style>
    <style:style style:name="P7" style:family="paragraph" style:parent-style-name="Text_20_body">
      <style:text-properties officeooo:rsid="000718cf" officeooo:paragraph-rsid="000718cf"/>
    </style:style>
    <style:style style:name="T1" style:family="text">
      <style:text-properties officeooo:rsid="000170f5"/>
    </style:style>
    <style:style style:name="T2" style:family="text">
      <style:text-properties officeooo:rsid="0002584b"/>
    </style:style>
    <style:style style:name="T3" style:family="text">
      <style:text-properties officeooo:rsid="000349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peneur →<text:span text:style-name="T2"> Emprendedor</text:span></text:p>
      <text:p text:style-name="P1">Sketch →<text:span text:style-name="T2"> boceto</text:span></text:p>
      <text:p text:style-name="P1">Mock →<text:span text:style-name="T2"> simulacro</text:span></text:p>
      <text:p text:style-name="P1">High Fidelity Mocks →<text:span text:style-name="T3"> Simulacro de alta fidelidad</text:span></text:p>
      <text:p text:style-name="P1">High Tech Company →<text:span text:style-name="T2"> Empresa de alta tecnologia</text:span></text:p>
      <text:p text:style-name="P1">Benefit →<text:span text:style-name="T3"> sacar provecho</text:span></text:p>
      <text:p text:style-name="P1">Flow / User flow →<text:span text:style-name="T3"> flujo / flujo de usuario</text:span></text:p>
      <text:p text:style-name="P1">Wireframe →<text:span text:style-name="T3"> alambre</text:span></text:p>
      <text:p text:style-name="P1">flush →<text:span text:style-name="T3"> enjuagar</text:span></text:p>
      <text:p text:style-name="P1">sketches →<text:span text:style-name="T3"> bocetos</text:span></text:p>
      <text:p text:style-name="P1">Dropdown →<text:span text:style-name="T3"> desplegable</text:span></text:p>
      <text:p text:style-name="P1">ink →<text:span text:style-name="T3"> tinta</text:span></text:p>
      <text:p text:style-name="P1">Purposeful<text:span text:style-name="T1">ly → intencionado, de forma decidida.</text:span></text:p>
      <text:p text:style-name="P1">Fab →<text:span text:style-name="T3"> estupendo</text:span></text:p>
      <text:p text:style-name="P1">X axis, Y axis, Z axis →<text:span text:style-name="T3"> eje</text:span></text:p>
      <text:p text:style-name="P1">Sheet →<text:span text:style-name="T3"> lamina</text:span></text:p>
      <text:p text:style-name="P1">Teammates →<text:span text:style-name="T3"> compañeros de equipo</text:span></text:p>
      <text:p text:style-name="P2">commonly →<text:span text:style-name="T3"> ordinariamente</text:span></text:p>
      <text:p text:style-name="P2">mint →<text:span text:style-name="T3"> hierbabuena</text:span></text:p>
      <text:p text:style-name="P2">rethink →<text:span text:style-name="T3"> repensar</text:span></text:p>
      <text:p text:style-name="P3">redrawing →<text:span text:style-name="T3"> rediseño</text:span></text:p>
      <text:p text:style-name="P3">spec →<text:span text:style-name="T3"> especificacion</text:span></text:p>
      <text:p text:style-name="P4">stakeholder → interesado</text:p>
      <text:p text:style-name="P5">fit → ajustar</text:p>
      <text:p text:style-name="P6">leverage → aprovechar</text:p>
      <text:p text:style-name="P6">Paintbrush → pincel</text:p>
      <text:p text:style-name="P6">proficient → componentes</text:p>
      <text:p text:style-name="P6">Commitment → compromiso</text:p>
      <text:p text:style-name="P6">workflow → flujo de trabajo</text:p>
      <text:p text:style-name="P6">canvas → lienzo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50:19.130379775</meta:creation-date>
    <dc:date>2019-09-26T10:46:53.334892471</dc:date>
    <meta:editing-duration>PT30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20" meta:character-count="708" meta:non-whitespace-character-count="618"/>
  </office:meta>
</office:document-meta>
</file>